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9cm" svg:stroke-color="#000000" draw:marker-start-width="0.33cm" draw:marker-start-center="false" draw:marker-end-width="0.33cm" draw:marker-end-center="false" draw:fill="none" draw:fill-color="#ffffff" fo:min-height="0.38cm" fo:padding-top="0cm" fo:padding-bottom="0cm" fo:padding-left="0cm" fo:padding-right="0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-width="0.3cm" draw:marker-start-center="false" draw:marker-end-width="0.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auto-grow-width="true" fo:min-height="0.38cm" fo:min-width="1.511cm" fo:padding-top="0cm" fo:padding-bottom="0cm" fo:padding-left="0cm" fo:padding-right="0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3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bold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bold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0.205cm" svg:height="0.38cm" svg:x="9.557cm" svg:y="14.404cm">
            <draw:text-box>
              <text:p text:style-name="P1"><text:span text:style-name="T1">E</text:span></text:p>
            </draw:text-box>
          </draw:frame>
          <draw:polygon draw:style-name="gr2" draw:text-style-name="P3" draw:layer="layout" svg:width="2.594cm" svg:height="1.4cm" svg:x="9.405cm" svg:y="14.146cm" svg:viewBox="0 0 2595 1401" draw:points="0,1199 399,600 2395,0 2595,1401">
            <text:p/>
          </draw:polygon>
          <draw:frame draw:style-name="gr1" draw:text-style-name="P2" draw:layer="layout" svg:width="0.209cm" svg:height="0.38cm" svg:x="11.843cm" svg:y="13.804cm">
            <draw:text-box>
              <text:p text:style-name="P1"><text:span text:style-name="T1">F</text:span></text:p>
            </draw:text-box>
          </draw:frame>
          <draw:frame draw:style-name="gr1" draw:text-style-name="P2" draw:layer="layout" svg:width="0.207cm" svg:height="0.38cm" svg:x="12.042cm" svg:y="15.589cm">
            <draw:text-box>
              <text:p text:style-name="P1"><text:span text:style-name="T1">G</text:span></text:p>
            </draw:text-box>
          </draw:frame>
          <draw:frame draw:style-name="gr1" draw:text-style-name="P2" draw:layer="layout" svg:width="0.207cm" svg:height="0.38cm" svg:x="9.121cm" svg:y="15.346cm">
            <draw:text-box>
              <text:p text:style-name="P1"><text:span text:style-name="T1">H</text:span></text:p>
            </draw:text-box>
          </draw:frame>
          <draw:frame draw:style-name="gr3" draw:text-style-name="P4" draw:layer="layout" svg:width="1.511cm" svg:height="0.38cm" svg:x="10.001cm" svg:y="15.734cm">
            <draw:text-box>
              <text:p text:style-name="P1"><text:span text:style-name="T2">Figure 2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8T12:58:00.476361090</meta:creation-date>
    <dc:date>2018-03-08T12:58:37.262456384</dc:date>
    <meta:editing-duration>PT37S</meta:editing-duration>
    <meta:editing-cycles>1</meta:editing-cycles>
    <meta:document-statistic meta:object-count="7"/>
    <meta:generator>LibreOffice/6.0.0.3$MacOSX_X86_64 LibreOffice_project/64a0f66915f38c6217de274f0aa8e15618924765</meta:generator>
  </office:meta>
</office:document-meta>
</file>